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7.21pt"/>
    </style:style>
    <style:style style:name="co17" style:family="table-column">
      <style:table-column-properties fo:break-before="auto" style:column-width="751.66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150.01pt"/>
    </style:style>
    <style:style style:name="co21" style:family="table-column">
      <style:table-column-properties fo:break-before="auto" style:column-width="100.74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508.76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147.66pt"/>
    </style:style>
    <style:style style:name="co26" style:family="table-column">
      <style:table-column-properties fo:break-before="auto" style:column-width="443.71pt"/>
    </style:style>
    <style:style style:name="co27" style:family="table-column">
      <style:table-column-properties fo:break-before="auto" style:column-width="1173.06pt"/>
    </style:style>
    <style:style style:name="co28" style:family="table-column">
      <style:table-column-properties fo:break-before="auto" style:column-width="102.39pt"/>
    </style:style>
    <style:style style:name="co29" style:family="table-column">
      <style:table-column-properties fo:break-before="auto" style:column-width="56.3pt"/>
    </style:style>
    <style:style style:name="co30" style:family="table-column">
      <style:table-column-properties fo:break-before="auto" style:column-width="115.91pt"/>
    </style:style>
    <style:style style:name="co31" style:family="table-column">
      <style:table-column-properties fo:break-before="auto" style:column-width="70.61pt"/>
    </style:style>
    <style:style style:name="co32" style:family="table-column">
      <style:table-column-properties fo:break-before="auto" style:column-width="160.36pt"/>
    </style:style>
    <style:style style:name="co33" style:family="table-column">
      <style:table-column-properties fo:break-before="auto" style:column-width="749.31pt"/>
    </style:style>
    <style:style style:name="co34" style:family="table-column">
      <style:table-column-properties fo:break-before="auto" style:column-width="60.35pt"/>
    </style:style>
    <style:style style:name="co35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5-06-26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5-06-26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5-06-26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5-06-26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5-06-26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5-06-26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5-06-26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5-06-26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5-06-26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5-06-26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5-06-26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5-06-26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5-06-26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5-06-26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5-06-26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5-06-26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5-06-26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5-06-26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5-06-26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5-06-26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5-06-26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5-06-26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5-06-26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5-06-26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5-06-26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5-06-26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5-06-26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5-06-26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5-06-26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5-06-26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5-06-26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5-06-26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5-06-26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5-06-26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5-06-26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5-06-26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5-06-26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5-06-26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5-06-26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5-06-26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5-06-26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5-06-26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5-06-26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5-06-26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5-06-26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5-06-26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5-06-26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5-06-26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5-06-26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5-06-26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5-06-26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5-06-26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5-06-26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5-06-26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5-06-26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5-06-26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5-06-26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5-06-26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5-06-26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5-06-26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5-06-26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5-06-26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5-06-26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5-06-26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5-06-26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5-06-26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5-06-26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5-06-26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5-06-26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5-06-26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5-06-26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5-06-26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5-06-26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5-06-26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5-06-26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5-06-26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5-06-26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5-06-26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5-06-26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5-06-26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5-06-26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5-06-26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5-06-26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5-06-26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5-06-26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5-06-26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5-06-26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5-06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5-06-26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5-06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5-06-26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5-06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5-06-26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5-06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5-06-26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5-06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5-06-26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5-06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4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5-06-26T00:00:00</dc:date>
              <text:p text:style-name="P1">(Intuos Pro 2025 Small)</text:p>
            </office:annotation>
            <text:p>PTK-470</text:p>
          </table:table-cell>
          <table:table-cell table:style-name="ce8" office:value-type="string" calcext:value-type="string">
            <text:p>16 : 8.9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87 x 105 mm</text:p>
          </table:table-cell>
          <table:table-cell table:style-name="ce8" office:value-type="string" calcext:value-type="string">
            <text:p>215 x 163 x 4-7 mm</text:p>
          </table:table-cell>
          <table:table-cell table:style-name="ce8" office:value-type="string" calcext:value-type="string">
            <text:p>1.78:1 (1.15:1) (1.55:1)</text:p>
          </table:table-cell>
          <table:table-cell table:style-name="ce8" office:value-type="string" calcext:value-type="string">
            <text:p>240g</text:p>
          </table:table-cell>
          <table:table-cell table:style-name="ce8" office:value-type="string" calcext:value-type="string">
            <text:p>5 +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5-06-26T00:00:00</dc:date>
              <text:p text:style-name="P1">(Intuos Pro 2025 Medium)</text:p>
            </office:annotation>
            <text:p>PTK-670</text:p>
          </table:table-cell>
          <table:table-cell table:style-name="ce8" office:value-type="string" calcext:value-type="string">
            <text:p>16 : 9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63 x 148 mm</text:p>
          </table:table-cell>
          <table:table-cell table:style-name="ce8" office:value-type="string" calcext:value-type="string">
            <text:p>291 x 206 x 4-7 mm</text:p>
          </table:table-cell>
          <table:table-cell table:style-name="ce8" office:value-type="string" calcext:value-type="string">
            <text:p>1.54:1 (1.10:1) (1.39:1)</text:p>
          </table:table-cell>
          <table:table-cell table:style-name="ce8" office:value-type="string" calcext:value-type="string">
            <text:p>411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5-06-26T00:00:00</dc:date>
              <text:p text:style-name="P1">(Intuos Pro 2025 Large)</text:p>
            </office:annotation>
            <text:p>PTK-870</text:p>
          </table:table-cell>
          <table:table-cell table:style-name="ce8" office:value-type="string" calcext:value-type="string">
            <text:p>16 : 8.93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49 x 195 mm</text:p>
          </table:table-cell>
          <table:table-cell table:style-name="ce8" office:value-type="string" calcext:value-type="string">
            <text:p>377 x 253 x 4-7 mm</text:p>
          </table:table-cell>
          <table:table-cell table:style-name="ce8" office:value-type="string" calcext:value-type="string">
            <text:p>1.4:1 (1.08:1) (1.29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27.5pt" draw:caption-point-x="-11.54pt" draw:caption-point-y="-22.22pt">
              <dc:date>2025-06-26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5-06-26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42.5pt" draw:caption-point-x="-11.54pt" draw:caption-point-y="-22.22pt">
              <dc:date>2025-06-26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5-06-26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57.49pt" draw:caption-point-x="-11.54pt" draw:caption-point-y="-22.22pt">
              <dc:date>2025-06-26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5-06-26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71.41pt" draw:caption-point-x="-11.54pt" draw:caption-point-y="-21.15pt">
              <dc:date>2025-06-26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5-06-2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86.41pt" draw:caption-point-x="-11.54pt" draw:caption-point-y="-21.15pt">
              <dc:date>2025-06-26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5-06-2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01.4pt" draw:caption-point-x="-11.54pt" draw:caption-point-y="-21.12pt">
              <dc:date>2025-06-26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5-06-2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5-06-26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5-06-2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5-06-26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5-06-2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47.49pt" draw:caption-point-x="-11.54pt" draw:caption-point-y="-22.22pt">
              <dc:date>2025-06-26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5-06-2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5-06-26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5-06-2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77.51pt" draw:caption-point-x="-11.54pt" draw:caption-point-y="-22.25pt">
              <dc:date>2025-06-26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5-06-2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91.4pt" draw:caption-point-x="-11.54pt" draw:caption-point-y="-21.12pt">
              <dc:date>2025-06-26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5-06-26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5-06-26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5-06-2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221.39pt" draw:caption-point-x="-11.54pt" draw:caption-point-y="-21.12pt">
              <dc:date>2025-06-26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5-06-26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5-06-26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5-06-26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5-06-26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5-06-26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5-06-26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5-06-26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5-06-26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5-06-26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5-06-26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5-06-26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5-06-26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5-06-26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5-06-26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27.49pt" draw:caption-point-x="-11.54pt" draw:caption-point-y="-22.22pt">
              <dc:date>2025-06-26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5-06-26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5-06-26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5-06-26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5-06-26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5-06-26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5-06-26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5-06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5-06-26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5-06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5-06-26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5-06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5-06-26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5-06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5-06-26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5-06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5-06-26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5-06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5-06-26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5-06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5-06-26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5-06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5-06-26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5-06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5-06-26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5-06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5-06-26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5-06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5-06-26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5-06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5-06-26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5-06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5-06-26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5-06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5-06-26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5-06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5-06-26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5-06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5-06-26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5-06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5-06-26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5-06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5-06-26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5-06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5-06-26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5-06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5-06-26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5-06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5-06-26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5-06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5-06-26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5-06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5-06-26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5-06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5-06-26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5-06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5-06-26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5-06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5-06-26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5-06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5-06-26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5-06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5-06-26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5-06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22.51pt" draw:caption-point-x="-11.54pt" draw:caption-point-y="-22.22pt">
              <dc:date>2025-06-26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5-06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5-06-26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5-06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5-06-26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5-06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866.42pt" draw:caption-point-x="-11.54pt" draw:caption-point-y="-21.15pt">
              <dc:date>2025-06-26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5-06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5-06-26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5-06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5-06-26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5-06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5-06-26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5-06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5-06-26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5-06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5-06-26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5-06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5-06-26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5-06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5-06-26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5-06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5-06-26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5-06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5-06-26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5-06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17.5pt" draw:caption-point-x="-11.54pt" draw:caption-point-y="-22.22pt">
              <dc:date>2025-06-26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5-06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32.5pt" draw:caption-point-x="-11.54pt" draw:caption-point-y="-22.22pt">
              <dc:date>2025-06-26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5-06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047.49pt" draw:caption-point-x="-11.54pt" draw:caption-point-y="-22.22pt">
              <dc:date>2025-06-26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47.49pt" draw:caption-point-x="-11.54pt" draw:caption-point-y="-22.22pt">
              <dc:date>2025-06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62.49pt" draw:caption-point-x="-11.54pt" draw:caption-point-y="-22.22pt">
              <dc:date>2025-06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77.51pt" draw:caption-point-x="-11.54pt" draw:caption-point-y="-22.25pt">
              <dc:date>2025-06-26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2">
            <text:p>Consumer</text:p>
          </table:table-cell>
          <table:table-cell table:style-name="ce5" office:value-type="string" calcext:value-type="string">
            <office:annotation draw:style-name="gr2" draw:text-style-name="P2" svg:width="857.88pt" svg:height="25.48pt" svg:x="210.5pt" svg:y="52.5pt" draw:caption-point-x="-11.54pt" draw:caption-point-y="-22.22pt">
              <dc:date>2025-06-26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7.49pt" draw:caption-point-x="-11.54pt" draw:caption-point-y="-22.22pt">
              <dc:date>2025-06-26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2.49pt" draw:caption-point-x="-11.54pt" draw:caption-point-y="-22.22pt">
              <dc:date>2025-06-26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57.88pt" svg:height="25.48pt" svg:x="210.5pt" svg:y="97.51pt" draw:caption-point-x="-11.54pt" draw:caption-point-y="-22.25pt">
              <dc:date>2025-06-26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2.51pt" draw:caption-point-x="-11.54pt" draw:caption-point-y="-22.22pt">
              <dc:date>2025-06-26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27.5pt" draw:caption-point-x="-11.54pt" draw:caption-point-y="-22.22pt">
              <dc:date>2025-06-26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42.5pt" draw:caption-point-x="-11.54pt" draw:caption-point-y="-22.22pt">
              <dc:date>2025-06-26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42.5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57.49pt" draw:caption-point-x="-11.54pt" draw:caption-point-y="-22.22pt">
              <dc:date>2025-06-26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57.49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72.49pt" draw:caption-point-x="-11.54pt" draw:caption-point-y="-22.22pt">
              <dc:date>2025-06-26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72.49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87.51pt" draw:caption-point-x="-11.54pt" draw:caption-point-y="-22.25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02.51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17.5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32.5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47.49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262.49pt" draw:caption-point-x="-11.54pt" draw:caption-point-y="-22.22pt">
              <dc:date>2025-06-26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62.49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77.51pt" draw:caption-point-x="-11.54pt" draw:caption-point-y="-22.25pt">
              <dc:date>2025-06-26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77.51pt" draw:caption-point-x="-11.54pt" draw:caption-point-y="-22.25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92.51pt" draw:caption-point-x="-11.54pt" draw:caption-point-y="-22.22pt">
              <dc:date>2025-06-26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92.51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07.5pt" draw:caption-point-x="-11.54pt" draw:caption-point-y="-22.22pt">
              <dc:date>2025-06-26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07.5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22.5pt" draw:caption-point-x="-11.54pt" draw:caption-point-y="-22.22pt">
              <dc:date>2025-06-26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22.5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37.49pt" draw:caption-point-x="-11.54pt" draw:caption-point-y="-22.22pt">
              <dc:date>2025-06-26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37.49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52.49pt" draw:caption-point-x="-11.54pt" draw:caption-point-y="-22.22pt">
              <dc:date>2025-06-26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52.49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67.51pt" draw:caption-point-x="-11.54pt" draw:caption-point-y="-22.25pt">
              <dc:date>2025-06-26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67.51pt" draw:caption-point-x="-11.54pt" draw:caption-point-y="-22.25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82.51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97.5pt" draw:caption-point-x="-11.54pt" draw:caption-point-y="-22.22pt">
              <dc:date>2025-06-26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97.5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12.5pt" draw:caption-point-x="-11.54pt" draw:caption-point-y="-22.22pt">
              <dc:date>2025-06-26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12.5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427.49pt" draw:caption-point-x="-11.54pt" draw:caption-point-y="-22.22pt">
              <dc:date>2025-06-26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27.49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42.49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57.51pt" draw:caption-point-x="-11.54pt" draw:caption-point-y="-22.25pt">
              <dc:date>2025-06-26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57.51pt" draw:caption-point-x="-11.54pt" draw:caption-point-y="-22.25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72.51pt" draw:caption-point-x="-11.54pt" draw:caption-point-y="-22.22pt">
              <dc:date>2025-06-26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72.51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87.5pt" draw:caption-point-x="-11.54pt" draw:caption-point-y="-22.22pt">
              <dc:date>2025-06-26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87.5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502.5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517.49pt" draw:caption-point-x="-11.54pt" draw:caption-point-y="-22.22pt">
              <dc:date>2025-06-26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517.49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7">
            <text:p>Professional</text:p>
          </table:table-cell>
          <table:table-cell table:style-name="ce5" office:value-type="string" calcext:value-type="string">
            <text:p>ACP-501E</text:p>
          </table:table-cell>
          <table:table-cell table:style-name="ce8" office:value-type="string" calcext:value-type="string">
            <text:p>9.8g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3 + Eraser</text:p>
          </table:table-cell>
          <table:table-cell table:style-name="ce8" office:value-type="string" calcext:value-type="string">
            <text:p>0.1mm? (??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77.5pt" draw:caption-point-x="-11.54pt" draw:caption-point-y="-22.22pt">
              <dc:date>2025-06-26T00:00:00</dc:date>
              <text:p text:style-name="P1">(Wacom Pro Pen 3)</text:p>
            </office:annotation>
            <text:p>ACP-500 [w/ weight] [w/ grip]</text:p>
          </table:table-cell>
          <table:table-cell table:style-name="ce8" office:value-type="string" calcext:value-type="string">
            <text:p>9.1g [12.6g] [14.4g]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92.5pt" draw:caption-point-x="-11.54pt" draw:caption-point-y="-22.22pt">
              <dc:date>2025-06-26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07.49pt" draw:caption-point-x="-11.54pt" draw:caption-point-y="-22.22pt">
              <dc:date>2025-06-26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22.49pt" draw:caption-point-x="-11.54pt" draw:caption-point-y="-22.22pt">
              <dc:date>2025-06-26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37.51pt" draw:caption-point-x="-11.54pt" draw:caption-point-y="-22.25pt">
              <dc:date>2025-06-26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37.51pt" draw:caption-point-x="-11.54pt" draw:caption-point-y="-22.25pt">
              <dc:date>2025-06-26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52.51pt" draw:caption-point-x="-11.54pt" draw:caption-point-y="-22.22pt">
              <dc:date>2025-06-26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52.51pt" draw:caption-point-x="-11.54pt" draw:caption-point-y="-22.22pt">
              <dc:date>2025-06-26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67.5pt" draw:caption-point-x="-11.54pt" draw:caption-point-y="-22.22pt">
              <dc:date>2025-06-26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67.5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82.5pt" draw:caption-point-x="-11.54pt" draw:caption-point-y="-22.22pt">
              <dc:date>2025-06-26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82.5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97.49pt" draw:caption-point-x="-11.54pt" draw:caption-point-y="-22.22pt">
              <dc:date>2025-06-26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697.49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12.49pt" draw:caption-point-x="-11.54pt" draw:caption-point-y="-22.22pt">
              <dc:date>2025-06-26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12.49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27.51pt" draw:caption-point-x="-11.54pt" draw:caption-point-y="-22.25pt">
              <dc:date>2025-06-26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27.51pt" draw:caption-point-x="-11.54pt" draw:caption-point-y="-22.25pt">
              <dc:date>2025-06-26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42.51pt" draw:caption-point-x="-11.54pt" draw:caption-point-y="-22.22pt">
              <dc:date>2025-06-26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42.51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57.5pt" draw:caption-point-x="-11.54pt" draw:caption-point-y="-22.22pt">
              <dc:date>2025-06-26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57.5pt" draw:caption-point-x="-11.54pt" draw:caption-point-y="-22.22pt">
              <dc:date>2025-06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72.5pt" draw:caption-point-x="-11.54pt" draw:caption-point-y="-22.22pt">
              <dc:date>2025-06-26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72.5pt" draw:caption-point-x="-11.54pt" draw:caption-point-y="-22.22pt">
              <dc:date>2025-06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87.49pt" draw:caption-point-x="-11.54pt" draw:caption-point-y="-22.22pt">
              <dc:date>2025-06-26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87.49pt" draw:caption-point-x="-11.54pt" draw:caption-point-y="-22.22pt">
              <dc:date>2025-06-26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02.49pt" draw:caption-point-x="-11.54pt" draw:caption-point-y="-22.22pt">
              <dc:date>2025-06-26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17.51pt" draw:caption-point-x="-11.54pt" draw:caption-point-y="-22.25pt">
              <dc:date>2025-06-26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17.51pt" draw:caption-point-x="-11.54pt" draw:caption-point-y="-22.25pt">
              <dc:date>2025-06-26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32.51pt" draw:caption-point-x="-11.54pt" draw:caption-point-y="-22.22pt">
              <dc:date>2025-06-26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32.51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47.5pt" draw:caption-point-x="-11.54pt" draw:caption-point-y="-22.22pt">
              <dc:date>2025-06-26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47.5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62.5pt" draw:caption-point-x="-11.54pt" draw:caption-point-y="-22.22pt">
              <dc:date>2025-06-26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62.5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77.49pt" draw:caption-point-x="-11.54pt" draw:caption-point-y="-22.22pt">
              <dc:date>2025-06-26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77.49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92.49pt" draw:caption-point-x="-11.54pt" draw:caption-point-y="-22.22pt">
              <dc:date>2025-06-26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92.49pt" draw:caption-point-x="-11.54pt" draw:caption-point-y="-22.22pt">
              <dc:date>2025-06-26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07.51pt" draw:caption-point-x="-11.54pt" draw:caption-point-y="-22.25pt">
              <dc:date>2025-06-26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07.51pt" draw:caption-point-x="-11.54pt" draw:caption-point-y="-22.25pt">
              <dc:date>2025-06-26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22.51pt" draw:caption-point-x="-11.54pt" draw:caption-point-y="-22.22pt">
              <dc:date>2025-06-26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22.51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37.5pt" draw:caption-point-x="-11.54pt" draw:caption-point-y="-22.22pt">
              <dc:date>2025-06-26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37.5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52.5pt" draw:caption-point-x="-11.54pt" draw:caption-point-y="-22.22pt">
              <dc:date>2025-06-26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52.5pt" draw:caption-point-x="-11.54pt" draw:caption-point-y="-22.22pt">
              <dc:date>2025-06-26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967.49pt" draw:caption-point-x="-11.54pt" draw:caption-point-y="-22.22pt">
              <dc:date>2025-06-26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67.49pt" draw:caption-point-x="-11.54pt" draw:caption-point-y="-22.22pt">
              <dc:date>2025-06-26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82.49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97.51pt" draw:caption-point-x="-11.54pt" draw:caption-point-y="-22.25pt">
              <dc:date>2025-06-26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97.51pt" draw:caption-point-x="-11.54pt" draw:caption-point-y="-22.25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12.51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27.5pt" draw:caption-point-x="-11.54pt" draw:caption-point-y="-22.22pt">
              <dc:date>2025-06-26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27.5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42.5pt" draw:caption-point-x="-11.54pt" draw:caption-point-y="-22.22pt">
              <dc:date>2025-06-26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42.5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057.49pt" draw:caption-point-x="-11.54pt" draw:caption-point-y="-22.22pt">
              <dc:date>2025-06-26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72.49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87.51pt" draw:caption-point-x="-11.54pt" draw:caption-point-y="-22.25pt">
              <dc:date>2025-06-26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87.51pt" draw:caption-point-x="-11.54pt" draw:caption-point-y="-22.25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02.51pt" draw:caption-point-x="-11.54pt" draw:caption-point-y="-22.22pt">
              <dc:date>2025-06-26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02.51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17.5pt" draw:caption-point-x="-11.54pt" draw:caption-point-y="-22.22pt">
              <dc:date>2025-06-26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17.5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32.5pt" draw:caption-point-x="-11.54pt" draw:caption-point-y="-22.22pt">
              <dc:date>2025-06-26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32.5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47.49pt" draw:caption-point-x="-11.54pt" draw:caption-point-y="-22.22pt">
              <dc:date>2025-06-26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47.49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62.49pt" draw:caption-point-x="-11.54pt" draw:caption-point-y="-22.22pt">
              <dc:date>2025-06-26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62.49pt" draw:caption-point-x="-11.54pt" draw:caption-point-y="-22.22pt">
              <dc:date>2025-06-26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77.51pt" draw:caption-point-x="-11.54pt" draw:caption-point-y="-22.25pt">
              <dc:date>2025-06-26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92.51pt" draw:caption-point-x="-11.54pt" draw:caption-point-y="-22.22pt">
              <dc:date>2025-06-26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07.5pt" draw:caption-point-x="-11.54pt" draw:caption-point-y="-22.22pt">
              <dc:date>2025-06-26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22.5pt" draw:caption-point-x="-11.54pt" draw:caption-point-y="-22.22pt">
              <dc:date>2025-06-26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37.49pt" draw:caption-point-x="-11.54pt" draw:caption-point-y="-22.22pt">
              <dc:date>2025-06-26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52.49pt" draw:caption-point-x="-11.54pt" draw:caption-point-y="-22.22pt">
              <dc:date>2025-06-26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table-cell table:style-name="ce10"/>
          <table:table-cell table:number-columns-repeated="1023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5-06-26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5-06-26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5-06-26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5-06-26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5-06-26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5-06-26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5-06-26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5-06-26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5-06-26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5-06-26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5-06-26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5-06-26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5-06-26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5-06-26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5-06-26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5-06-26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5-06-26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5-06-26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5-06-26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5-06-26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4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5" table:default-cell-style-name="Default"/>
        <table:table-column table:style-name="co19" table:number-columns-repeated="1023" table:default-cell-style-name="Default"/>
        <table:table-row table:style-name="ro1">
          <table:table-cell table:style-name="ce18" office:value-type="string" calcext:value-type="string">
            <text:p>Sources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19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<text:a xlink:href="https://estore.wacom.jp/ja-JP/products/accessories/acp501e00dz.html" xlink:type="simple">https://estore.wacom.jp/ja-JP/products/accessories/acp501e00dz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503" meta:object-count="0"/>
    <meta:generator>LibreOfficeDev/6.0.5.2$Linux_X86_64 LibreOffice_project/</meta:generator>
  </office:meta>
</office:document-meta>
</file>